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ora" svg:font-family="Lora" style:font-family-generic="system" style:font-pitch="variable" svg:panose-1="0 0 5 0 0 0 0 0 0 0"/>
    <style:font-face style:name="Philosopher" svg:font-family="Philosopher" style:font-family-generic="system" style:font-pitch="variable" svg:panose-1="0 0 5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fo:font-style="italic" style:font-style-asian="italic"/>
    </style:style>
    <style:style style:name="TableColumn6" style:family="table-column">
      <style:table-column-properties style:column-width="1.9458in"/>
    </style:style>
    <style:style style:name="TableColumn7" style:family="table-column">
      <style:table-column-properties style:column-width="1.5187in"/>
    </style:style>
    <style:style style:name="TableColumn8" style:family="table-column">
      <style:table-column-properties style:column-width="1.4833in"/>
    </style:style>
    <style:style style:name="Table5" style:family="table">
      <style:table-properties style:width="4.9479in" fo:margin-left="0.6562in" table:align="left"/>
    </style:style>
    <style:style style:name="TableRow9" style:family="table-row">
      <style:table-row-properties style:min-row-height="0.6291in"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Row16" style:family="table-row">
      <style:table-row-properties style:min-row-height="0.6854in"/>
    </style:style>
    <style:style style:name="TableCell17" style:family="table-cell">
      <style:table-cell-properties fo:border="0.0069in solid #999999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19" style:family="table-cell">
      <style:table-cell-properties fo:border="0.0069in solid #999999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21" style:family="table-cell">
      <style:table-cell-properties fo:border="0.0069in solid #999999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23" style:family="table-row">
      <style:table-row-properties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28" style:family="table-cell">
      <style:table-cell-properties fo:border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9pt" style:font-size-asian="9pt" style:font-size-complex="9pt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44" style:family="table-row">
      <style:table-row-properties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text text:use-soft-page-breaks="true">
      <text:h text:style-name="P1" text:outline-level="1">Results</text:h>
      <text:p text:style-name="Normal">The 1955 Legislative Assembly was closely fought. The results were unexpected.</text:p>
      <text:p text:style-name="Normal"><text:s/><draw:frame draw:style-name="a0" draw:name="Chart 9" text:anchor-type="as-char" svg:x="0in" svg:y="0in" svg:width="6in" svg:height="3.5in" style:rel-width="scale" style:rel-height="scale"><draw:object xlink:href="Object 1/" xlink:type="simple" xlink:show="embed" xlink:actuate="onLoad"/><svg:title/><svg:desc/></draw:frame><draw:frame draw:style-name="a1" draw:name="Chart 7" text:anchor-type="as-char" svg:x="0in" svg:y="0in" svg:width="6in" svg:height="3.5in" style:rel-width="scale" style:rel-height="scale"><draw:object xlink:href="Object 2/" xlink:type="simple" xlink:show="embed" xlink:actuate="onLoad"/><svg:title/><svg:desc/></draw:frame></text:p>
      <text:p text:style-name="Normal">Right-wing parties won a greater share of the popular vote…</text:p>
      <text:p text:style-name="Normal">But voters who chose right-wing parties split their vote, allowing the Labour Front to win big.</text:p>
      <text:p text:style-name="Normal">The Labour Front, however, did not win a majority of the parliamentary seats.<text:s/>This was expected due to the high number of unelected Legislative Assembly seats.</text:p>
      <text:list text:style-name="LFO6" text:continue-numbering="true">
        <text:list-item>
          <text:p text:style-name="P2">Three<text:s/>“ex-officio” members:<text:s/>British-appointed civil servants from the Colonial Office are Members of the Legislative Assembly by virtue of their post: the Attorney General, Chief Secretary, and<text:s/>Financial Secretary</text:p>
        </text:list-item>
        <text:list-item>
          <text:p text:style-name="P3">The governor appoints four nominated Members of Legislative Assembly to represent minority and sectoral interests</text:p>
        </text:list-item>
      </text:list>
      <text:p text:style-name="Normal">Governor John Nicoll accounted for this by pledging ex-officio support for whichever party won the most seats. That, however, only made up 13 of 31 seats.</text:p>
      <text:p text:style-name="Normal">The leader of Labour Front, David Marshall, proposed that governor Nicoll<text:s/>give all four non-elect nominated seats to Labour Front cadres. This would give the Labour Front-<text:span text:style-name="T4">ex-officio</text:span><text:s/>coalition a razor thin legislative assembly of 16 of 31 seats. Nicoll, however, rejected it. Nominated Seats are meant to represent unelected minority interests, not the governing party.</text:p>
      <text:p text:style-name="Normal">Under pressure from Governor Nicoll, David Marshall agreed to a coalition with the Singapore chapter of the Malayan Alliance. The Singapore Alliance is the precursor alliance to the<text:s/>Barisan Nasional<text:s/>and is an alliance party between the United Malays National Organisation (UMNO), Malayan Chinese Association (MCA), and Malay Union. This increased the Labour Front-led coalition to 18 of 31 legislative seats.</text:p>
      <text:p text:style-name="Normal">To bolster this weak majority, Governor Nicoll nominated Labour Front cadres into two of the four non-elected nominated seats.</text:p>
      <text:p text:style-name="Normal">Luckily for Marshall, the opposition was even more deeply divided. Lee Kuan Yew, the chief of the radically left-wing People Action Party, became the Leader of the Opposition with only three seats. Despite winning a majority of the popular vote, right wing parties were completely locked out of positions of power. This political dynamic, of a moderate-left Labour Front Government and a radically left-wing Leader of the Opposition, resulted in the centre-of-gravity of Singaporean politics moving far towards the left for decades to come.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oposed Coalition</text:p>
          </table:table-cell>
          <table:table-cell table:style-name="TableCell12">
            <text:p text:style-name="P13">Seats</text:p>
          </table:table-cell>
          <table:table-cell table:style-name="TableCell14">
            <text:p text:style-name="P15">Percentage of Seats</text:p>
          </table:table-cell>
        </table:table-row>
        <table:table-row table:style-name="TableRow16">
          <table:table-cell table:style-name="TableCell17">
            <text:p text:style-name="P18">Labour Front Minority Government</text:p>
          </table:table-cell>
          <table:table-cell table:style-name="TableCell19">
            <text:p text:style-name="P20">10/31</text:p>
          </table:table-cell>
          <table:table-cell table:style-name="TableCell21">
            <text:p text:style-name="P22">32%</text:p>
          </table:table-cell>
        </table:table-row>
        <table:table-row table:style-name="TableRow23">
          <table:table-cell table:style-name="TableCell24">
            <text:p text:style-name="P25">Labour Front + ex-officio</text:p>
          </table:table-cell>
          <table:table-cell table:style-name="TableCell26">
            <text:p text:style-name="P27">13/31</text:p>
          </table:table-cell>
          <table:table-cell table:style-name="TableCell28">
            <text:p text:style-name="P29">41%</text:p>
          </table:table-cell>
        </table:table-row>
        <table:table-row table:style-name="TableRow30">
          <table:table-cell table:style-name="TableCell31">
            <text:p text:style-name="P32">Labour Front + ex-officio + 4 nominated</text:p>
          </table:table-cell>
          <table:table-cell table:style-name="TableCell33">
            <text:p text:style-name="P34">17/31</text:p>
          </table:table-cell>
          <table:table-cell table:style-name="TableCell35">
            <text:p text:style-name="P36">54%</text:p>
          </table:table-cell>
        </table:table-row>
        <table:table-row table:style-name="TableRow37">
          <table:table-cell table:style-name="TableCell38">
            <text:p text:style-name="P39">Labour Front + ex-officio + Singapore Alliance</text:p>
          </table:table-cell>
          <table:table-cell table:style-name="TableCell40">
            <text:p text:style-name="P41">16/31</text:p>
          </table:table-cell>
          <table:table-cell table:style-name="TableCell42">
            <text:p text:style-name="P43">52%</text:p>
          </table:table-cell>
        </table:table-row>
        <table:table-row table:style-name="TableRow44">
          <table:table-cell table:style-name="TableCell45">
            <text:p text:style-name="P46">Labour Front + ex-officio + Singapore Alliance + 2 nominated</text:p>
          </table:table-cell>
          <table:table-cell table:style-name="TableCell47">
            <text:p text:style-name="P48">18/31</text:p>
          </table:table-cell>
          <table:table-cell table:style-name="TableCell49">
            <text:p text:style-name="P50">58%</text:p>
          </table:table-cell>
        </table:table-row>
      </table:table>
      <text:p text:style-name="Normal"/>
      <text:p text:style-name="Normal"><draw:frame draw:style-name="a2" draw:name="Chart 10" text:anchor-type="as-char" svg:x="0in" svg:y="0in" svg:width="6in" svg:height="3.5in" style:rel-width="scale" style:rel-height="scale"><draw:object xlink:href="Object 3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ora" svg:font-family="Lora" style:font-family-generic="system" style:font-pitch="variable" svg:panose-1="0 0 5 0 0 0 0 0 0 0"/>
    <style:font-face style:name="Philosopher" svg:font-family="Philosopher" style:font-family-generic="system" style:font-pitch="variable" svg:panose-1="0 0 5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2222in" fo:text-indent="0in"/>
      <style:text-properties fo:font-weight="bold" style:font-weight-asian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in" fo:line-height="100%"/>
      <style:text-properties style:font-name="Philosopher" style:font-name-asian="DengXian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DengXian Light" fo:color="#1F3763" fo:hyphenate="false"/>
    </style:style>
    <style:style style:name="Normal" style:display-name="Normal" style:family="paragraph">
      <style:paragraph-properties fo:margin-bottom="0.2222in" fo:line-height="150%" fo:text-indent="0.5in"/>
      <style:text-properties style:font-name="Lora" fo:font-size="12pt" style:font-size-asian="12pt" style:font-size-complex="12pt" fo:language="en" fo:country="SG"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fo:color="#5A5A5A" fo:letter-spacing="0.0104in" fo:font-size="11pt" style:font-size-asian="11pt" style:font-size-complex="11pt" fo:hyphenate="false"/>
    </style:style>
    <style:style style:name="SubtitleChar" style:display-name="Subtitle Char" style:family="text" style:parent-style-name="DefaultParagraphFont">
      <style:text-properties fo:color="#5A5A5A" fo:letter-spacing="0.0104in" fo:language="en" fo:country="SG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 fo:language="en" fo:country="S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 style:parent-style-name="Normal">
      <style:paragraph-properties fo:text-align="center" fo:margin-top="0.3333in" fo:margin-bottom="0.3333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Lora" fo:font-weight="bold" style:font-weight-asian="bold" fo:font-size="12pt" style:font-size-asian="12pt" style:font-size-complex="12pt" fo:language="en" fo:country="SG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3pt" style:font-size-asian="13pt" style:font-size-complex="13pt" fo:language="en" fo:country="SG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Lora" fo:font-size="10pt" style:font-size-asian="10pt" style:font-size-complex="10pt" fo:language="en" fo:country="SG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Lora" fo:font-style="italic" style:font-style-asian="italic" style:font-style-complex="italic" fo:color="#404040" fo:font-size="12pt" style:font-size-asian="12pt" style:font-size-complex="12pt" fo:language="en" fo:country="SG"/>
    </style:style>
    <style:style style:name="Emphasis" style:display-name="Emphasis" style:family="text" style:parent-style-name="DefaultParagraphFont">
      <style:text-properties style:font-name="Philosopher" fo:font-style="italic" style:font-style-asian="italic" style:font-style-complex="italic"/>
    </style:style>
    <style:style style:name="Heading3Char" style:display-name="Heading 3 Char" style:family="text" style:parent-style-name="DefaultParagraphFont">
      <style:text-properties style:font-name="Calibri Light" style:font-name-asian="DengXian Light" style:font-name-complex="Times New Roman" fo:color="#1F3763" fo:font-size="12pt" style:font-size-asian="12pt" style:font-size-complex="12pt" fo:language="en" fo:country="SG"/>
    </style:style>
    <style:style style:name="List" style:display-name="List" style:family="paragraph" style:parent-style-name="ListParagraph" style:list-style-name="LFO1">
      <style:text-properties fo:hyphenate="false"/>
    </style:style>
    <style:style style:name="IntenseQuote" style:display-name="Intense Quote" style:family="paragraph" style:parent-style-name="Normal" style:next-style-name="Normal">
      <style:text-properties fo:font-style="italic" style:font-style-asian="italic" fo:font-size="10pt" style:font-size-asian="10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Lora" fo:font-size="12pt" style:font-size-asian="12pt" style:font-size-complex="12pt" fo:language="en" fo:country="SG"/>
    </style:style>
    <style:style style:name="listChar" style:display-name="list Char" style:family="text" style:parent-style-name="ListParagraphChar">
      <style:text-properties style:font-name="Lora" fo:font-size="12pt" style:font-size-asian="12pt" style:font-size-complex="12pt" fo:language="en" fo:country="SG"/>
    </style:style>
    <style:style style:name="IntenseQuoteChar" style:display-name="Intense Quote Char" style:family="text" style:parent-style-name="DefaultParagraphFont">
      <style:text-properties style:font-name="Lora" fo:font-style="italic" style:font-style-asian="italic" fo:font-size="10pt" style:font-size-asian="10pt" style:font-size-complex="10pt" fo:language="en" fo:country="SG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uben Wang Xianwei</meta:initial-creator>
    <dc:creator>Reuben Wang Xianwei</dc:creator>
    <meta:creation-date>2019-10-02T02:35:00Z</meta:creation-date>
    <dc:date>2019-10-02T18:02:00Z</dc:date>
    <meta:template xlink:href="Normal.dotm" xlink:type="simple"/>
    <meta:editing-cycles>7</meta:editing-cycles>
    <meta:editing-duration>PT55680S</meta:editing-duration>
    <meta:user-defined meta:name="Mendeley Document_1">True</meta:user-defined>
    <meta:user-defined meta:name="Mendeley Unique User Id_1">018ac257-ebb7-366a-b0ca-06545b9e1fe6</meta:user-defined>
    <meta:user-defined meta:name="Mendeley Citation Style_1">http://www.zotero.org/styles/modern-humanities-research-association</meta:user-defined>
    <meta:user-defined meta:name="Mendeley Recent Style Id 0_1">http://www.zotero.org/styles/american-political-science-association</meta:user-defined>
    <meta:user-defined meta:name="Mendeley Recent Style Name 0_1">American Political Science Association</meta:user-defined>
    <meta:user-defined meta:name="Mendeley Recent Style Id 1_1">http://www.zotero.org/styles/apa</meta:user-defined>
    <meta:user-defined meta:name="Mendeley Recent Style Name 1_1">American Psychological Association 6th edition</meta:user-defined>
    <meta:user-defined meta:name="Mendeley Recent Style Id 2_1">http://www.zotero.org/styles/american-sociological-association</meta:user-defined>
    <meta:user-defined meta:name="Mendeley Recent Style Name 2_1">American Sociological Association</meta:user-defined>
    <meta:user-defined meta:name="Mendeley Recent Style Id 3_1">http://www.zotero.org/styles/chicago-author-date</meta:user-defined>
    <meta:user-defined meta:name="Mendeley Recent Style Name 3_1">Chicago Manual of Style 17th edition (author-date)</meta:user-defined>
    <meta:user-defined meta:name="Mendeley Recent Style Id 4_1">http://www.zotero.org/styles/chicago-fullnote-bibliography</meta:user-defined>
    <meta:user-defined meta:name="Mendeley Recent Style Name 4_1">Chicago Manual of Style 17th edition (full no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ieee</meta:user-defined>
    <meta:user-defined meta:name="Mendeley Recent Style Name 6_1">IEEE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8th edition</meta:user-defined>
    <meta:user-defined meta:name="Mendeley Recent Style Id 9_1">http://www.zotero.org/styles/nature</meta:user-defined>
    <meta:user-defined meta:name="Mendeley Recent Style Name 9_1">Nature</meta:user-defined>
    <meta:document-statistic meta:page-count="1" meta:paragraph-count="5" meta:word-count="395" meta:character-count="2642" meta:row-count="18" meta:non-whitespace-character-count="225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9e480e" draw:opacity="100%" draw:stroke="non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Votes by pat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PP</text:p>
              </table:table-cell>
              <table:table-cell office:value-type="string">
                <text:p>DP</text:p>
              </table:table-cell>
              <table:table-cell office:value-type="string">
                <text:p>SLF</text:p>
              </table:table-cell>
              <table:table-cell office:value-type="string">
                <text:p>IND</text:p>
              </table:table-cell>
              <table:table-cell office:value-type="string">
                <text:p>SA</text:p>
              </table:table-cell>
              <table:table-cell office:value-type="string">
                <text:p>PAP</text:p>
              </table:table-cell>
              <table:table-cell office:value-type="string">
                <text:p>LP</text:p>
              </table:table-cell>
            </table:table-row>
          </table:table-header-rows>
          <table:table-row>
            <table:table-cell office:value-type="string">
              <text:p>Left-wing Parties</text:p>
            </table:table-cell>
            <table:table-cell office:value-type="float" office:value="0"/>
            <table:table-cell/>
            <table:table-cell/>
            <table:table-cell office:value-type="float" office:value="42300"/>
            <table:table-cell/>
            <table:table-cell/>
            <table:table-cell office:value-type="float" office:value="13634"/>
            <table:table-cell office:value-type="float" office:value="1325"/>
          </table:table-row>
          <table:table-row>
            <table:table-cell office:value-type="string">
              <text:p>Ind.</text:p>
            </table:table-cell>
            <table:table-cell office:value-type="float" office:value="0"/>
            <table:table-cell/>
            <table:table-cell/>
            <table:table-cell/>
            <table:table-cell office:value-type="float" office:value="15098"/>
            <table:table-cell/>
            <table:table-cell/>
            <table:table-cell/>
          </table:table-row>
          <table:table-row>
            <table:table-cell office:value-type="string">
              <text:p>Right-wing Parties</text:p>
            </table:table-cell>
            <table:table-cell office:value-type="float" office:value="0"/>
            <table:table-cell office:value-type="float" office:value="38695"/>
            <table:table-cell office:value-type="float" office:value="32115"/>
            <table:table-cell/>
            <table:table-cell/>
            <table:table-cell office:value-type="float" office:value="13157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9e480e" draw:opacity="100%" draw:stroke="non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Seats Wo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PP</text:p>
              </table:table-cell>
              <table:table-cell office:value-type="string">
                <text:p>DP</text:p>
              </table:table-cell>
              <table:table-cell office:value-type="string">
                <text:p>SLF</text:p>
              </table:table-cell>
              <table:table-cell office:value-type="string">
                <text:p>IND</text:p>
              </table:table-cell>
              <table:table-cell office:value-type="string">
                <text:p>SA</text:p>
              </table:table-cell>
              <table:table-cell office:value-type="string">
                <text:p>PAP</text:p>
              </table:table-cell>
              <table:table-cell office:value-type="string">
                <text:p>LP</text:p>
              </table:table-cell>
            </table:table-row>
          </table:table-header-rows>
          <table:table-row>
            <table:table-cell office:value-type="string">
              <text:p>Left-wing Parties</text:p>
            </table:table-cell>
            <table:table-cell office:value-type="float" office:value="1"/>
            <table:table-cell/>
            <table:table-cell/>
            <table:table-cell office:value-type="float" office:value="10"/>
            <table:table-cell/>
            <table:table-cell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Ind.</text:p>
            </table:table-cell>
            <table:table-cell/>
            <table:table-cell/>
            <table:table-cell/>
            <table:table-cell/>
            <table:table-cell office:value-type="float" office:value="3"/>
            <table:table-cell/>
            <table:table-cell/>
            <table:table-cell/>
          </table:table-row>
          <table:table-row>
            <table:table-cell office:value-type="string">
              <text:p>Right-wing Parties</text:p>
            </table:table-cell>
            <table:table-cell/>
            <table:table-cell office:value-type="float" office:value="4"/>
            <table:table-cell office:value-type="float" office:value="2"/>
            <table:table-cell/>
            <table:table-cell/>
            <table:table-cell office:value-type="float" office:value="3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6944in" svg:stroke-color="#385723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2.0pt" svg:width="432.0pt" chart:style-name="Crt0">
        <chart:title chart:style-name="CT00">
          <text:p text:style-name="a0" text:class-names="" text:cond-style-name="">Seat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10"/>
          </chart:axis>
          <chart:axis chart:dimension="y"/>
          <chart:series chart:label-cell-address="local-table.$B$1" chart:values-cell-range-address="local-table.$B$2:.$B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ats</text:p>
              </table:table-cell>
            </table:table-row>
          </table:table-header-rows>
          <table:table-row>
            <table:table-cell office:value-type="string">
              <text:p>SLF</text:p>
            </table:table-cell>
            <table:table-cell office:value-type="float" office:value="10"/>
          </table:table-row>
          <table:table-row>
            <table:table-cell office:value-type="string">
              <text:p>Official</text:p>
            </table:table-cell>
            <table:table-cell office:value-type="float" office:value="3"/>
          </table:table-row>
          <table:table-row>
            <table:table-cell office:value-type="string">
              <text:p>Nominated</text:p>
            </table:table-cell>
            <table:table-cell office:value-type="float" office:value="4"/>
          </table:table-row>
          <table:table-row>
            <table:table-cell office:value-type="string">
              <text:p>SA</text:p>
            </table:table-cell>
            <table:table-cell office:value-type="float" office:value="3"/>
          </table:table-row>
          <table:table-row>
            <table:table-cell office:value-type="string">
              <text:p>PAP</text:p>
            </table:table-cell>
            <table:table-cell office:value-type="float" office:value="3"/>
          </table:table-row>
          <table:table-row>
            <table:table-cell office:value-type="string">
              <text:p>LP</text:p>
            </table:table-cell>
            <table:table-cell office:value-type="float" office:value="0"/>
          </table:table-row>
          <table:table-row>
            <table:table-cell office:value-type="string">
              <text:p>Ind.</text:p>
            </table:table-cell>
            <table:table-cell office:value-type="float" office:value="3"/>
          </table:table-row>
          <table:table-row>
            <table:table-cell office:value-type="string">
              <text:p>PP</text:p>
            </table:table-cell>
            <table:table-cell office:value-type="float" office:value="4"/>
          </table:table-row>
          <table:table-row>
            <table:table-cell office:value-type="string">
              <text:p>DP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